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4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13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14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15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0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2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as d'utilisation : Modification</text:h>
      <text:p text:style-name="P3">//auteur Ulysse</text:p>
      <text:h text:style-name="P13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4"/>
      <text:p text:style-name="P5"><text:span text:style-name="T7">Préconditions </text:span><text:span text:style-name="T4">: Le logiciel est déjà lancé et une prévision a été chargée.</text:span></text:p>
      <text:p text:style-name="P7"/>
      <text:p text:style-name="P5"><text:span text:style-name="T7">Garanties minimales</text:span><text:span text:style-name="T9"> </text:span><text:span text:style-name="T4">: Les modifications restent inchangées.</text:span></text:p>
      <text:p text:style-name="P7"/>
      <text:p text:style-name="P5"><text:span text:style-name="T7">Garanties en cas de succès</text:span><text:span text:style-name="T9"> </text:span><text:span text:style-name="T4">: Les information modifiées par l'utilisateur sont enregistrées par le système, et modifié à l'affichage.</text:span></text:p>
      <text:p text:style-name="P7"><text:s/></text:p>
      <text:p text:style-name="P6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6"><text:span text:style-name="T5">Importance :</text:span><text:span text:style-name="T4"> Moyenne</text:span></text:p>
      <text:p text:style-name="P8"/>
      <text:p text:style-name="P6"><text:span text:style-name="T7">Scénario 1 </text:span><text:span text:style-name="T8">:</text:span><text:span text:style-name="T6"> </text:span></text:p>
      <text:list xml:id="list4691414796196601341" text:style-name="L1">
        <text:list-item>
          <text:p text:style-name="P15">L'utilisateur sélectionne une zone sur la carte.</text:p>
        </text:list-item>
        <text:list-item>
          <text:p text:style-name="P15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15">L'utilisateur saisie un pourcentage.</text:p>
        </text:list-item>
        <text:list-item>
          <text:p text:style-name="P15">Le système vérifie la valeur saisie par l'utilisateur.</text:p>
        </text:list-item>
        <text:list-item>
          <text:p text:style-name="P15">Le système modifie la valeur de la force de toutes les barbules présentes dans la zone en appliquant <text:s/>sur chacune de ces valeurs le pourcentage saisie précédemment.</text:p>
        </text:list-item>
        <text:list-item>
          <text:p text:style-name="P15">Les barbules sont modifiées sur l'écran.</text:p>
        </text:list-item>
      </text:list>
      <text:p text:style-name="P10"/>
      <text:p text:style-name="P6"><text:span text:style-name="T7">Scénario 2 </text:span><text:span text:style-name="T8">:</text:span><text:span text:style-name="T6"> </text:span></text:p>
      <text:list xml:id="list6391602946229475225" text:style-name="L2">
        <text:list-item>
          <text:p text:style-name="P16">L'utilisateur sélectionne une zone sur la carte.</text:p>
        </text:list-item>
        <text:list-item>
          <text:p text:style-name="P16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16">L'utilisateur saisie une direction ainsi qu'une force.</text:p>
        </text:list-item>
        <text:list-item>
          <text:p text:style-name="P16">Le système vérifie les valeurs saisies par l'utilisateur.</text:p>
        </text:list-item>
        <text:list-item>
          <text:p text:style-name="P16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16">Les barbules sont modifiées sur l'écran.</text:p>
          <text:p text:style-name="P18"/>
        </text:list-item>
      </text:list>
      <text:p text:style-name="P6"><text:span text:style-name="T7">Scénario 3 </text:span><text:span text:style-name="T8">:</text:span><text:span text:style-name="T6"> </text:span></text:p>
      <text:list xml:id="list6623253381573757126" text:style-name="L3">
        <text:list-item>
          <text:p text:style-name="P20"><text:soft-page-break/>L'utilisateur sélectionne une zone sur la carte.</text:p>
        </text:list-item>
        <text:list-item>
          <text:p text:style-name="P17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2"><text:span text:style-name="T4">L'utilisateur</text:span><text:span text:style-name="T6"> saisi deux valeurs :</text:span></text:p>
          <text:list>
            <text:list-item>
              <text:p text:style-name="P19">une valeur représentant la valeur moyenne de la force du vent.</text:p>
            </text:list-item>
            <text:list-item>
              <text:p text:style-name="P19">Une valeur représentant le coefficient qui sera appliqué à toute les valeurs de la zone.</text:p>
            </text:list-item>
          </text:list>
        </text:list-item>
        <text:list-item>
          <text:p text:style-name="P17">Le système vérifie les valeurs saisies par l'utilisateur.</text:p>
        </text:list-item>
        <text:list-item>
          <text:p text:style-name="P17">Le système modifie la valeur de la force de toutes les barbules présentes dans la zone en appliquant <text:s/>sur chacune de ces valeurs le contraste spécifié précédemment.</text:p>
        </text:list-item>
      </text:list>
      <text:p text:style-name="P9"/>
      <text:p text:style-name="P6"><text:span text:style-name="T7">Extensions </text:span><text:span text:style-name="T8">:</text:span></text:p>
      <text:p text:style-name="P21"/>
      <text:p text:style-name="P11"><text:tab/>2.a L'utilisateur entre des valeurs incorrectes</text:p>
      <text:list xml:id="list7061327785945809374" text:style-name="L4">
        <text:list-item>
          <text:list>
            <text:list-item>
              <text:p text:style-name="P24">Le système informe l'utilisateur que celui-ci a rentré des valeurs incorrectes.</text:p>
            </text:list-item>
            <text:list-item>
              <text:p text:style-name="P24">Le système n'enregistre pas les modifications.</text:p>
            </text:list-item>
          </text:list>
        </text:list-item>
      </text:list>
      <text:p text:style-name="P12"/>
      <text:p text:style-name="P12"/>
      <text:p text:style-name="P2">Exigence :</text:p>
      <text:p text:style-name="P1"/>
      <text:p text:style-name="P1">[EX 1] L'utilisateur peut effectuer jusqu'à 10 retours en arrière sur les actions qu'il a préalablement modifié.</text:p>
      <text:p text:style-name="P1">[EX 2] <text:s/>L'utilisateur peut revenir aux valeurs de départ, quel que soit le nombre de modification qu'il a effectué.</text:p>
      <text:p text:style-name="P1"/>
      <text:p text:style-name="P1">[EX 3] le pourcentage est compris entre 0 et X %</text:p>
      <text:p text:style-name="P1"/>
      <text:p text:style-name="P1">[EX 4] la valeur représentant la force du vent est toujours positive.</text:p>
      <text:p text:style-name="P1"/>
      <text:p text:style-name="P1">[EX 5] L'Utilisateur peut choisir de modifier soit la prévision principale, soit la prévision secondaire, soit les 2 en même temps.</text:p>
      <text:p text:style-name="P1"/>
      <text:p text:style-name="P1">[EX 6] Si la date de début est antérieure à la date actuelle, celle si prend la valeur de la date actuelle.</text:p>
      <text:p text:style-name="P1">[EX 7] Si la date de fin est ultérieure à celle de la prévision la plus éloigné de la date actuelle, la valeur de la date devient celle de cette pré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0M5S</meta:editing-duration>
    <meta:editing-cycles>20</meta:editing-cycles>
    <meta:generator>OpenOffice/4.1.1$Win32 OpenOffice.org_project/411m6$Build-9775</meta:generator>
    <dc:date>2016-03-15T14:53:41.01</dc:date>
    <meta:document-statistic meta:table-count="0" meta:image-count="0" meta:object-count="0" meta:page-count="2" meta:paragraph-count="44" meta:word-count="517" meta:character-count="3163"/>
    <meta:user-defined meta:name="Info 1"/>
    <meta:user-defined meta:name="Info 2"/>
    <meta:user-defined meta:name="Info 3"/>
    <meta:user-defined meta:name="Info 4"/>
  </office:meta>
</office:document-meta>
</file>